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3b160e"/>
    </style:style>
    <style:style style:name="T2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8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3b160e"/>
    </style:style>
    <style:style style:name="T6" style:family="text">
      <style:text-properties fo:font-size="12.00pt" fo:font-weight="bold" fo:font-family="'Liberation Serif'" style:font-family-asian="'Liberation Serif'" style:font-family-complex="'Liberation Serif'" fo:background-color="transparent" fo:color="#2a6099"/>
    </style:style>
    <style:style style:name="T7" style:family="text">
      <style:text-properties fo:font-size="18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3b160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8.00pt" fo:font-weight="bold" fo:font-family="'Liberation Serif'" style:font-family-asian="'Liberation Serif'" style:font-family-complex="'Liberation Serif'" fo:background-color="#ffff00" fo:color="#000000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8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#ffffff" fo:color="#ff0000"/>
    </style:style>
    <style:style style:name="T12" style:family="text">
      <style:text-properties fo:font-size="18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3b160e"/>
    </style:style>
    <style:style style:name="T13" style:family="text">
      <style:text-properties fo:font-size="18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#ffffff" fo:color="#ff0000"/>
    </style:style>
    <style:style style:name="T14" style:family="text">
      <style:text-properties fo:font-size="18.00pt" fo:font-weight="bold" fo:font-family="'Liberation Serif'" style:font-family-asian="'Liberation Serif'" style:font-family-complex="'Liberation Serif'" fo:background-color="#ffff00" fo:color="#000000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8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ff0000"/>
    </style:style>
    <style:style style:name="T17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18" style:family="text">
      <style:text-properties fo:font-size="18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8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ff0000"/>
    </style:style>
    <style:style style:name="T21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8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ff0000"/>
    </style:style>
    <style:style style:name="T23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8.00pt" fo:font-weight="bold" fo:font-family="'Liberation Serif'" style:font-family-asian="'Liberation Serif'" style:font-family-complex="'Liberation Serif'" fo:background-color="transparent" fo:color="#ff0000"/>
    </style:style>
    <style:style style:name="T25" style:family="text">
      <style:text-properties fo:font-size="18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ff0000"/>
    </style:style>
    <style:style style:name="T26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27" style:family="text">
      <style:text-properties fo:font-size="18.00pt" fo:font-weight="bold" fo:font-family="'Liberation Serif'" style:font-family-asian="'Liberation Serif'" style:font-family-complex="'Liberation Serif'" fo:background-color="transparent" fo:color="#ff0000"/>
    </style:style>
    <style:style style:name="T28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29" style:family="text">
      <style:text-properties fo:font-size="18.00pt" fo:font-weight="bold" fo:font-family="'Liberation Serif'" style:font-family-asian="'Liberation Serif'" style:font-family-complex="'Liberation Serif'" fo:background-color="transparent" fo:color="#ff0000"/>
    </style:style>
    <style:style style:name="T30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8.00pt" fo:font-weight="bold" fo:font-family="'Liberation Serif'" style:font-family-asian="'Liberation Serif'" style:font-family-complex="'Liberation Serif'" fo:background-color="transparent" fo:color="#ff0000"/>
    </style:style>
    <style:style style:name="T32" style:family="text">
      <style:text-properties fo:font-size="18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#ffffff" fo:color="#ff0000"/>
    </style:style>
    <style:style style:name="T33" style:family="text">
      <style:text-properties fo:font-size="18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ff0000"/>
    </style:style>
    <style:style style:name="T34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8.00pt" fo:font-weight="bold" fo:font-family="'Liberation Serif'" style:font-family-asian="'Liberation Serif'" style:font-family-complex="'Liberation Serif'" fo:background-color="transparent" fo:color="#ff0000"/>
    </style:style>
    <style:style style:name="T36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8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ff0000"/>
    </style:style>
    <style:style style:name="T38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39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40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41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42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43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44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45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46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47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48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49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50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53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54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55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56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57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58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59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60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61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62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63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64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65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66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67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68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69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70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71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72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73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74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75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76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77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78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79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80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81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82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83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84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85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86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87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88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89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90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91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92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93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94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95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96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97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98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99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100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101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102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103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104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105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106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107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108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109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110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111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112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113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114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115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116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117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118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119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120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121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122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123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124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125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126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127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128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129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130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131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132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133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134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135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136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137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138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139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140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141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142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143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144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145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146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147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148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149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150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151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152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153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154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155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156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157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158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159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160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161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162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163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164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165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166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167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168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169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170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171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172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173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174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175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176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177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178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179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180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181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182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183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184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185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186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187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188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189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190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191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192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193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194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195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196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197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198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199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200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201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202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203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204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205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206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207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208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209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210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211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212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213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214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215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216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217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218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219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220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221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222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223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224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225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226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227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228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229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230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231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232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233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234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235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236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237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238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239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240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241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242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243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244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245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246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247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248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249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250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251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252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253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254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255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256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257" style:family="text">
      <style:text-properties fo:font-size="9.50pt" fo:font-weight="normal" fo:font-family="Consolas" style:font-family-asian="Consolas" style:font-family-complex="Consolas" fo:background-color="#ffff00" fo:color="#2b91af"/>
    </style:style>
    <style:style style:name="T258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259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260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261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262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263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264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265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266" style:family="text">
      <style:text-properties fo:font-size="18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ff0000"/>
    </style:style>
    <style:style style:name="T267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268" style:family="text">
      <style:text-properties fo:font-size="18.00pt" fo:font-weight="bold" fo:font-family="'Liberation Serif'" style:font-family-asian="'Liberation Serif'" style:font-family-complex="'Liberation Serif'" fo:background-color="transparent" fo:color="#ff0000"/>
    </style:style>
    <style:style style:name="T269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270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271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2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3" style:family="text">
      <style:text-properties fo:font-size="18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ff0000"/>
    </style:style>
    <style:style style:name="T274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275" style:family="text">
      <style:text-properties fo:font-size="18.00pt" fo:font-weight="bold" fo:font-family="'Liberation Serif'" style:font-family-asian="'Liberation Serif'" style:font-family-complex="'Liberation Serif'" fo:background-color="transparent" fo:color="#ff0000"/>
    </style:style>
    <style:style style:name="T276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277" style:family="text">
      <style:text-properties fo:font-size="18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#ffffff" fo:color="#ff0000"/>
    </style:style>
    <style:style style:name="T278" style:family="text">
      <style:text-properties fo:font-size="18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ff0000"/>
    </style:style>
    <style:style style:name="T279" style:family="text">
      <style:text-properties fo:font-size="18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#ffffff" fo:color="#ff0000"/>
    </style:style>
    <style:style style:name="T280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281" style:family="text">
      <style:text-properties fo:font-size="18.00pt" fo:font-weight="bold" fo:font-family="'Liberation Serif'" style:font-family-asian="'Liberation Serif'" style:font-family-complex="'Liberation Serif'" fo:background-color="transparent" fo:color="#ff0000"/>
    </style:style>
    <style:style style:name="T282" style:family="text">
      <style:text-properties fo:font-size="18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ff0000"/>
    </style:style>
    <style:style style:name="T283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284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285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286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287" style:family="text">
      <style:text-properties fo:font-size="9.50pt" fo:font-weight="normal" fo:font-family="Consolas" style:font-family-asian="Consolas" style:font-family-complex="Consolas" fo:background-color="#ffff00" fo:color="#008000"/>
    </style:style>
    <style:style style:name="T288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289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290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291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292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293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294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295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296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297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298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299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300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301" style:family="text">
      <style:text-properties fo:font-size="9.50pt" fo:font-weight="normal" fo:font-family="Consolas" style:font-family-asian="Consolas" style:font-family-complex="Consolas" fo:background-color="#ffff00" fo:color="#2b91af"/>
    </style:style>
    <style:style style:name="T302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303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304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305" style:family="text">
      <style:text-properties fo:font-size="9.50pt" fo:font-weight="normal" fo:font-family="Consolas" style:font-family-asian="Consolas" style:font-family-complex="Consolas" fo:background-color="#ffff00" fo:color="#2b91af"/>
    </style:style>
    <style:style style:name="T306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307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308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309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310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311" style:family="text">
      <style:text-properties fo:font-size="9.50pt" fo:font-weight="normal" fo:font-family="Consolas" style:font-family-asian="Consolas" style:font-family-complex="Consolas" fo:background-color="#ffff00" fo:color="#2b91af"/>
    </style:style>
    <style:style style:name="T312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313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314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315" style:family="text">
      <style:text-properties fo:font-size="9.50pt" fo:font-weight="normal" fo:font-family="Consolas" style:font-family-asian="Consolas" style:font-family-complex="Consolas" fo:background-color="#ffff00" fo:color="#2b91af"/>
    </style:style>
    <style:style style:name="T316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317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318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319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320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321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322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323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324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325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326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327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328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329" style:family="text">
      <style:text-properties fo:font-size="9.50pt" fo:font-weight="normal" fo:font-family="Consolas" style:font-family-asian="Consolas" style:font-family-complex="Consolas" fo:background-color="#ffff00" fo:color="#2b91af"/>
    </style:style>
    <style:style style:name="T330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331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332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333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334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335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336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337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338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339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340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341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342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343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344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345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346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347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348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349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350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351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352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353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354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355" style:family="text">
      <style:text-properties fo:font-size="9.50pt" fo:font-weight="normal" fo:font-family="Consolas" style:font-family-asian="Consolas" style:font-family-complex="Consolas" fo:background-color="#ffff00" fo:color="#2b91af"/>
    </style:style>
    <style:style style:name="T356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357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358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359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360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361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362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363" style:family="text">
      <style:text-properties fo:font-size="9.50pt" fo:font-weight="normal" fo:font-family="Consolas" style:font-family-asian="Consolas" style:font-family-complex="Consolas" fo:background-color="#ffff00" fo:color="#2b91af"/>
    </style:style>
    <style:style style:name="T364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365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366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367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368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369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370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371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372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373" style:family="text">
      <style:text-properties fo:font-size="9.50pt" fo:font-weight="normal" fo:font-family="Consolas" style:font-family-asian="Consolas" style:font-family-complex="Consolas" fo:background-color="#ffff00" fo:color="#2b91af"/>
    </style:style>
    <style:style style:name="T374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375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376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377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378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379" style:family="text">
      <style:text-properties fo:font-size="9.50pt" fo:font-weight="normal" fo:font-family="Consolas" style:font-family-asian="Consolas" style:font-family-complex="Consolas" fo:background-color="#ffff00" fo:color="#2b91af"/>
    </style:style>
    <style:style style:name="T380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381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382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383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384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385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386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387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388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389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390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391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392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393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394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395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396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397" style:family="text">
      <style:text-properties fo:font-size="9.50pt" fo:font-weight="normal" fo:font-family="Consolas" style:font-family-asian="Consolas" style:font-family-complex="Consolas" fo:background-color="#ffff00" fo:color="#2b91af"/>
    </style:style>
    <style:style style:name="T398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399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400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401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402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403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404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405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406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407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408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409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410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411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412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413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414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415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416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417" style:family="text">
      <style:text-properties fo:font-size="9.50pt" fo:font-weight="normal" fo:font-family="Consolas" style:font-family-asian="Consolas" style:font-family-complex="Consolas" fo:background-color="#ffff00" fo:color="#2b91af"/>
    </style:style>
    <style:style style:name="T418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419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420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421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422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423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424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425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426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427" style:family="text">
      <style:text-properties fo:font-size="9.50pt" fo:font-weight="normal" fo:font-family="Consolas" style:font-family-asian="Consolas" style:font-family-complex="Consolas" fo:background-color="#ffff00" fo:color="#2b91af"/>
    </style:style>
    <style:style style:name="T428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429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430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431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432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433" style:family="text">
      <style:text-properties fo:font-size="9.50pt" fo:font-weight="normal" fo:font-family="Consolas" style:font-family-asian="Consolas" style:font-family-complex="Consolas" fo:background-color="#ffff00" fo:color="#2b91af"/>
    </style:style>
    <style:style style:name="T434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435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436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437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438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439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440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441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442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443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444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445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446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447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448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449" style:family="text">
      <style:text-properties fo:font-size="9.50pt" fo:font-weight="normal" fo:font-family="Consolas" style:font-family-asian="Consolas" style:font-family-complex="Consolas" fo:background-color="#ffff00" fo:color="#2b91af"/>
    </style:style>
    <style:style style:name="T450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451" style:family="text">
      <style:text-properties fo:font-size="9.50pt" fo:font-weight="normal" fo:font-family="Consolas" style:font-family-asian="Consolas" style:font-family-complex="Consolas" fo:background-color="#ffff00" fo:color="#2b91af"/>
    </style:style>
    <style:style style:name="T452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453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454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455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456" style:family="text">
      <style:text-properties fo:font-size="18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ff0000"/>
    </style:style>
    <style:style style:name="T457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458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459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460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461" style:family="text">
      <style:text-properties fo:font-size="18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#ffffff" fo:color="#ff0000"/>
    </style:style>
    <style:style style:name="T462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463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46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465" style:family="text">
      <style:text-properties fo:font-size="18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ff0000"/>
    </style:style>
    <style:style style:name="T466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467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468" style:family="text">
      <style:text-properties fo:font-size="18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#ffffff" fo:color="#ff0000"/>
    </style:style>
    <style:style style:name="T4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7.00pt"/>
    </style:style>
    <style:style style:name="P2" style:family="paragraph">
      <style:paragraph-properties fo:line-height="100.00%" fo:text-align="center" fo:margin-top="10.00pt" fo:margin-bottom="6.00pt"/>
    </style:style>
    <style:style style:name="P3" style:family="paragraph">
      <style:paragraph-properties fo:line-height="115.00%" fo:text-align="center" fo:margin-bottom="7.00pt"/>
    </style:style>
    <style:style style:name="P4" style:family="paragraph">
      <style:paragraph-properties fo:line-height="115.00%" fo:text-align="left" fo:margin-bottom="7.00pt"/>
    </style:style>
    <style:style style:name="P5" style:family="paragraph">
      <style:paragraph-properties fo:line-height="115.00%" fo:text-align="center" fo:margin-bottom="7.00pt"/>
    </style:style>
    <style:style style:name="P6" style:family="paragraph">
      <style:paragraph-properties fo:line-height="115.00%" fo:text-align="left" fo:margin-bottom="7.00pt"/>
    </style:style>
    <style:style style:name="P7" style:family="paragraph">
      <style:paragraph-properties fo:line-height="115.00%" fo:text-align="center" fo:margin-bottom="7.00pt"/>
    </style:style>
    <style:style style:name="P8" style:family="paragraph">
      <style:paragraph-properties fo:line-height="115.00%" fo:text-align="left" fo:margin-bottom="7.00pt"/>
    </style:style>
    <style:style style:name="P9" style:family="paragraph">
      <style:paragraph-properties fo:line-height="115.00%" fo:text-align="center" fo:margin-bottom="7.00pt"/>
    </style:style>
    <style:style style:name="P10" style:family="paragraph">
      <style:paragraph-properties fo:line-height="115.00%" fo:text-align="left" fo:margin-bottom="7.00pt"/>
    </style:style>
    <style:style style:name="P11" style:family="paragraph">
      <style:paragraph-properties fo:line-height="115.00%" fo:text-align="center" fo:margin-bottom="7.00pt"/>
    </style:style>
    <style:style style:name="P12" style:family="paragraph">
      <style:paragraph-properties fo:line-height="115.00%" fo:text-align="left" fo:margin-bottom="7.00pt"/>
    </style:style>
    <style:style style:name="P13" style:family="paragraph">
      <style:paragraph-properties fo:line-height="115.00%" fo:text-align="center" fo:margin-bottom="7.00pt"/>
    </style:style>
    <style:style style:name="P14" style:family="paragraph">
      <style:paragraph-properties fo:line-height="115.00%" fo:text-align="left" fo:margin-bottom="7.00pt"/>
    </style:style>
    <style:style style:name="P15" style:family="paragraph">
      <style:paragraph-properties fo:line-height="115.00%" fo:text-align="center" fo:margin-bottom="7.00pt"/>
    </style:style>
    <style:style style:name="P16" style:family="paragraph">
      <style:paragraph-properties fo:line-height="115.00%" fo:text-align="left" fo:margin-bottom="7.00pt"/>
    </style:style>
    <style:style style:name="P17" style:family="paragraph">
      <style:paragraph-properties fo:line-height="115.00%" fo:text-align="center" fo:margin-bottom="7.00pt"/>
    </style:style>
    <style:style style:name="P18" style:family="paragraph">
      <style:paragraph-properties fo:line-height="115.00%" fo:text-align="left" fo:margin-bottom="7.00pt"/>
    </style:style>
  </office:automatic-styles>
  <office:body>
    <office:text>
      <text:p text:style-name="P1"><text:span text:style-name="T1">HOST: KIRUMIRA ISAAC</text:span></text:p>
      <text:p text:style-name="P1"><text:span text:style-name="T1">EMAIL:</text:span><text:a xlink:href="mailto:kirumiraisaacsoft@gmail.com"><text:span text:style-name="T3">kirumiraisaacsoft@gmail.com</text:span></text:a><text:span text:style-name="T4"/></text:p>
      <text:p text:style-name="P1"><text:span text:style-name="T5">CONTACT:+256759939936</text:span></text:p>
      <text:p text:style-name="P1"><text:span text:style-name="T5">YOUTUBE CHANNEL:freeeasyprogramming</text:span></text:p>
      <text:p text:style-name="P1"><text:span text:style-name="T5">YOUTUBE PLAY LIST LINK:</text:span></text:p>
      <text:p text:style-name="P1"><text:span text:style-name="T6">youtube play list goes here</text:span></text:p>
      <text:p text:style-name="P2"><text:span text:style-name="T7">* INTRODUCTION TO THE SERIES</text:span></text:p>
      <text:p text:style-name="P3"><text:span text:style-name="T8"/></text:p>
      <text:p text:style-name="P4"><text:span text:style-name="T9">Note: We are going to start on the school management system in VB.NET and crystal reports, the system will contain the following modules.</text:span></text:p>
      <text:p text:style-name="P5"><text:span text:style-name="T10"/></text:p>
      <text:p text:style-name="P6"><text:span text:style-name="T11">1. Students Admission module</text:span></text:p>
      <text:p text:style-name="P6"><text:span text:style-name="T11">2. Students School Accounts module</text:span></text:p>
      <text:p text:style-name="P6"><text:span text:style-name="T11">3. Reportcard generation module</text:span></text:p>
      <text:p text:style-name="P6"><text:span text:style-name="T11">4. Bulk sms module</text:span></text:p>
      <text:p text:style-name="P7"><text:span text:style-name="T12">PROJECT START UP</text:span></text:p>
      <text:p text:style-name="P7"><text:span text:style-name="T13">Tutorial NO:02</text:span></text:p>
      <text:p text:style-name="P8"><text:span text:style-name="T14">Lets start by creating our project and working on the startup form as well as the login form</text:span></text:p>
      <text:p text:style-name="P8"><text:span text:style-name="T15"/></text:p>
      <text:p text:style-name="P8"><text:span text:style-name="T16">STEP 1:</text:span></text:p>
      <text:p text:style-name="P8"><text:span text:style-name="T17">Start your database server, in my case am using xamp.</text:span></text:p>
      <text:p text:style-name="P8"><text:span text:style-name="T17">open php myadmin using<text:s/></text:span><text:a xlink:href="http://localhost/phpmyadmin"><text:span text:style-name="T18">http://localhost/phpmyadmin</text:span></text:a><text:span text:style-name="T19"/></text:p>
      <text:p text:style-name="P8"><text:span text:style-name="T20">STEP 2:</text:span></text:p>
      <text:p text:style-name="P8"><text:span text:style-name="T21">Create a new database and call it freeschool_management</text:span></text:p>
      <text:p text:style-name="P8"><text:span text:style-name="T22">STEP 3:</text:span></text:p>
      <text:p text:style-name="P8"><text:span text:style-name="T23">Create a new table inside your database and call it login and give it the following fields.</text:span></text:p>
      <text:p text:style-name="P8"><text:span text:style-name="T24">id ----(int)</text:span></text:p>
      <text:p text:style-name="P8"><text:span text:style-name="T24">username ------(varchar)</text:span></text:p>
      <text:p text:style-name="P8"><text:span text:style-name="T24">password ------(varchar)</text:span></text:p>
      <text:p text:style-name="P8"><text:span text:style-name="T24">usertype<text:s text:c="4"/>-----(varchar)</text:span></text:p>
      <text:p text:style-name="P8"><text:span text:style-name="T25">STEP 4:</text:span></text:p>
      <text:p text:style-name="P8"><text:span text:style-name="T26">Open visual studio any version you have installed on your machine, on my side am going to be using microsoft visual studio 2010 and create a new project and save it in your preffered location.</text:span></text:p>
      <text:p text:style-name="P8"><text:span text:style-name="T26">By default you will get a default form named<text:s/></text:span><text:span text:style-name="T27">Form1, Rename this form to FmMain.</text:span></text:p>
      <text:p text:style-name="P8"><text:span text:style-name="T28">Create another form and give it a name<text:s/></text:span><text:span text:style-name="T29">Login<text:s/></text:span><text:span text:style-name="T30">and create another form and name it<text:s/></text:span><text:span text:style-name="T31">Main</text:span></text:p>
      <text:p text:style-name="P9"><text:span text:style-name="T32">Lets work on FmMain</text:span></text:p>
      <text:p text:style-name="P10"><text:span text:style-name="T33">STEP 5:</text:span></text:p>
      <text:p text:style-name="P10"><text:span text:style-name="T34">Go to toolbox , get a timer,progressbar and a label and place place them on<text:s/></text:span><text:span text:style-name="T35">FmMain</text:span><text:span text:style-name="T36">.</text:span></text:p>
      <text:p text:style-name="P10"><text:span text:style-name="T37">STEP 6:</text:span></text:p>
      <text:p text:style-name="P10"><text:span text:style-name="T38">Double click on the timer<text:s text:c="2"/>to go to its coding window and put the following code.</text:span></text:p>
      <text:p text:style-name="P10"><text:span text:style-name="T39"><text:s text:c="5"/>ProgressBar1.Visible =<text:s/></text:span><text:span text:style-name="T40">True</text:span></text:p>
      <text:p text:style-name="P10"><text:span text:style-name="T41"><text:s text:c="8"/>ProgressBar1.Value = ProgressBar1.Value + 1</text:span></text:p>
      <text:p text:style-name="P10"><text:span text:style-name="T41"><text:s text:c="8"/></text:span><text:span text:style-name="T42">If</text:span><text:span text:style-name="T43"><text:s/>(ProgressBar1.Value = 2)<text:s/></text:span><text:span text:style-name="T44">Then</text:span></text:p>
      <text:p text:style-name="P10"><text:span text:style-name="T45"><text:s text:c="12"/>Label1.Text = ProgressBar1.Value.ToString() &amp;<text:s/></text:span><text:span text:style-name="T46">"%"</text:span><text:span text:style-name="T47"><text:s/>&amp;<text:s/></text:span><text:span text:style-name="T48">" "</text:span><text:span text:style-name="T49"><text:s/>&amp;<text:s/></text:span><text:span text:style-name="T50">"Reading program files......."</text:span></text:p>
      <text:p text:style-name="P10"><text:span text:style-name="T51"/></text:p>
      <text:p text:style-name="P10"><text:span text:style-name="T52"><text:s text:c="8"/></text:span><text:span text:style-name="T53">ElseIf</text:span><text:span text:style-name="T54"><text:s/>(ProgressBar1.Value = 5)<text:s/></text:span><text:span text:style-name="T55">Then</text:span></text:p>
      <text:p text:style-name="P10"><text:span text:style-name="T56"><text:s text:c="12"/>Label1.Text = ProgressBar1.Value.ToString() &amp;<text:s/></text:span><text:span text:style-name="T57">"%"</text:span><text:span text:style-name="T58"><text:s/>&amp;<text:s/></text:span><text:span text:style-name="T59">" "</text:span><text:span text:style-name="T60"><text:s/>&amp;<text:s/></text:span><text:span text:style-name="T61">"Reading program files......."</text:span></text:p>
      <text:p text:style-name="P10"><text:span text:style-name="T62"><text:s text:c="8"/></text:span><text:span text:style-name="T63">ElseIf</text:span><text:span text:style-name="T64"><text:s/>(ProgressBar1.Value = 10)<text:s/></text:span><text:span text:style-name="T65">Then</text:span></text:p>
      <text:p text:style-name="P10"><text:span text:style-name="T66"><text:s text:c="12"/>Label1.Text = ProgressBar1.Value.ToString() &amp;<text:s/></text:span><text:span text:style-name="T67">"%"</text:span><text:span text:style-name="T68"><text:s/>&amp;<text:s/></text:span><text:span text:style-name="T69">" "</text:span><text:span text:style-name="T70"><text:s/>&amp;<text:s/></text:span><text:span text:style-name="T71">"Reading program files......."</text:span></text:p>
      <text:p text:style-name="P10"><text:span text:style-name="T72"><text:s text:c="8"/></text:span><text:span text:style-name="T73">ElseIf</text:span><text:span text:style-name="T74"><text:s/>(ProgressBar1.Value = 15)<text:s/></text:span><text:span text:style-name="T75">Then</text:span></text:p>
      <text:p text:style-name="P10"><text:span text:style-name="T76"><text:s text:c="12"/>Label1.Text = ProgressBar1.Value.ToString() &amp;<text:s/></text:span><text:span text:style-name="T77">"%"</text:span><text:span text:style-name="T78"><text:s/>&amp;<text:s/></text:span><text:span text:style-name="T79">" "</text:span><text:span text:style-name="T80"><text:s/>&amp;<text:s/></text:span><text:span text:style-name="T81">"Turning on program......."</text:span></text:p>
      <text:p text:style-name="P10"><text:span text:style-name="T82"><text:s text:c="8"/></text:span><text:span text:style-name="T83">ElseIf</text:span><text:span text:style-name="T84"><text:s/>(ProgressBar1.Value = 20)<text:s/></text:span><text:span text:style-name="T85">Then</text:span></text:p>
      <text:p text:style-name="P10"><text:span text:style-name="T86"><text:s text:c="12"/>Label1.Text = ProgressBar1.Value.ToString() &amp;<text:s/></text:span><text:span text:style-name="T87">"%"</text:span><text:span text:style-name="T88"><text:s/>&amp;<text:s/></text:span><text:span text:style-name="T89">" "</text:span><text:span text:style-name="T90"><text:s/>&amp;<text:s/></text:span><text:span text:style-name="T91">"Turning on program......."</text:span></text:p>
      <text:p text:style-name="P10"><text:span text:style-name="T92"><text:s text:c="8"/></text:span><text:span text:style-name="T93">ElseIf</text:span><text:span text:style-name="T94"><text:s/>(ProgressBar1.Value = 25)<text:s/></text:span><text:span text:style-name="T95">Then</text:span></text:p>
      <text:p text:style-name="P10"><text:span text:style-name="T96"><text:s text:c="12"/>Label1.Text = ProgressBar1.Value.ToString() &amp;<text:s/></text:span><text:span text:style-name="T97">"%"</text:span><text:span text:style-name="T98"><text:s/>&amp;<text:s/></text:span><text:span text:style-name="T99">" "</text:span><text:span text:style-name="T100"><text:s/>&amp;<text:s/></text:span><text:span text:style-name="T101">"Turning on program......."</text:span></text:p>
      <text:p text:style-name="P10"><text:span text:style-name="T102"><text:s text:c="8"/></text:span><text:span text:style-name="T103">ElseIf</text:span><text:span text:style-name="T104"><text:s/>(ProgressBar1.Value = 30)<text:s/></text:span><text:span text:style-name="T105">Then</text:span></text:p>
      <text:p text:style-name="P10"><text:span text:style-name="T106"><text:s text:c="12"/>Label1.Text = ProgressBar1.Value.ToString() &amp;<text:s/></text:span><text:span text:style-name="T107">"%"</text:span><text:span text:style-name="T108"><text:s/>&amp;<text:s/></text:span><text:span text:style-name="T109">" "</text:span><text:span text:style-name="T110"><text:s/>&amp;<text:s/></text:span><text:span text:style-name="T111">"Turning on program......."</text:span></text:p>
      <text:p text:style-name="P10"><text:span text:style-name="T112"><text:s text:c="8"/></text:span><text:span text:style-name="T113">ElseIf</text:span><text:span text:style-name="T114"><text:s/>(ProgressBar1.Value = 35)<text:s/></text:span><text:span text:style-name="T115">Then</text:span></text:p>
      <text:p text:style-name="P10"><text:span text:style-name="T116"><text:s text:c="12"/>Label1.Text = ProgressBar1.Value.ToString() &amp;<text:s/></text:span><text:span text:style-name="T117">"%"</text:span><text:span text:style-name="T118"><text:s/>&amp;<text:s/></text:span><text:span text:style-name="T119">" "</text:span><text:span text:style-name="T120"><text:s/>&amp;<text:s/></text:span><text:span text:style-name="T121">"Turning on program......."</text:span></text:p>
      <text:p text:style-name="P10"><text:span text:style-name="T122"><text:s text:c="8"/></text:span><text:span text:style-name="T123">ElseIf</text:span><text:span text:style-name="T124"><text:s/>(ProgressBar1.Value = 40)<text:s/></text:span><text:span text:style-name="T125">Then</text:span></text:p>
      <text:p text:style-name="P10"><text:span text:style-name="T126"><text:s text:c="12"/>Label1.Text = ProgressBar1.Value.ToString() &amp;<text:s/></text:span><text:span text:style-name="T127">"%"</text:span><text:span text:style-name="T128"><text:s/>&amp;<text:s/></text:span><text:span text:style-name="T129">" "</text:span><text:span text:style-name="T130"><text:s/>&amp;<text:s/></text:span><text:span text:style-name="T131">"Starting database connection......."</text:span></text:p>
      <text:p text:style-name="P10"><text:span text:style-name="T132"><text:s text:c="8"/></text:span><text:span text:style-name="T133">ElseIf</text:span><text:span text:style-name="T134"><text:s/>(ProgressBar1.Value = 45)<text:s/></text:span><text:span text:style-name="T135">Then</text:span></text:p>
      <text:p text:style-name="P10"><text:span text:style-name="T136"><text:s text:c="12"/>Label1.Text = ProgressBar1.Value.ToString() &amp;<text:s/></text:span><text:span text:style-name="T137">"%"</text:span><text:span text:style-name="T138"><text:s/>&amp;<text:s/></text:span><text:span text:style-name="T139">" "</text:span><text:span text:style-name="T140"><text:s/>&amp;<text:s/></text:span><text:span text:style-name="T141">"Starting database connection......."</text:span></text:p>
      <text:p text:style-name="P10"><text:span text:style-name="T142"><text:s text:c="8"/></text:span><text:span text:style-name="T143">ElseIf</text:span><text:span text:style-name="T144"><text:s/>(ProgressBar1.Value = 50)<text:s/></text:span><text:span text:style-name="T145">Then</text:span></text:p>
      <text:p text:style-name="P10"><text:span text:style-name="T146"><text:s text:c="12"/>Label1.Text = ProgressBar1.Value.ToString() &amp;<text:s/></text:span><text:span text:style-name="T147">"%"</text:span><text:span text:style-name="T148"><text:s/>&amp;<text:s/></text:span><text:span text:style-name="T149">" "</text:span><text:span text:style-name="T150"><text:s/>&amp;<text:s/></text:span><text:span text:style-name="T151">"Starting database connection......."</text:span></text:p>
      <text:p text:style-name="P10"><text:span text:style-name="T152"><text:s text:c="8"/></text:span><text:span text:style-name="T153">ElseIf</text:span><text:span text:style-name="T154"><text:s/>(ProgressBar1.Value = 55)<text:s/></text:span><text:span text:style-name="T155">Then</text:span></text:p>
      <text:p text:style-name="P10"><text:span text:style-name="T156"><text:s text:c="12"/>Label1.Text = ProgressBar1.Value.ToString() &amp;<text:s/></text:span><text:span text:style-name="T157">"%"</text:span><text:span text:style-name="T158"><text:s/>&amp;<text:s/></text:span><text:span text:style-name="T159">" "</text:span><text:span text:style-name="T160"><text:s/>&amp;<text:s/></text:span><text:span text:style-name="T161">"Starting database connection......."</text:span></text:p>
      <text:p text:style-name="P10"><text:span text:style-name="T162"><text:s text:c="8"/></text:span><text:span text:style-name="T163">ElseIf</text:span><text:span text:style-name="T164"><text:s/>(ProgressBar1.Value = 60)<text:s/></text:span><text:span text:style-name="T165">Then</text:span></text:p>
      <text:p text:style-name="P10"><text:span text:style-name="T166"><text:s text:c="12"/>Label1.Text = ProgressBar1.Value.ToString() &amp;<text:s/></text:span><text:span text:style-name="T167">"%"</text:span><text:span text:style-name="T168"><text:s/>&amp;<text:s/></text:span><text:span text:style-name="T169">" "</text:span><text:span text:style-name="T170"><text:s/>&amp;<text:s/></text:span><text:span text:style-name="T171">"Starting database connection......."</text:span></text:p>
      <text:p text:style-name="P10"><text:span text:style-name="T172"><text:s text:c="8"/></text:span><text:span text:style-name="T173">ElseIf</text:span><text:span text:style-name="T174"><text:s/>(ProgressBar1.Value = 65)<text:s/></text:span><text:span text:style-name="T175">Then</text:span></text:p>
      <text:p text:style-name="P10"><text:span text:style-name="T176"><text:s text:c="12"/>Label1.Text = ProgressBar1.Value.ToString() &amp;<text:s/></text:span><text:span text:style-name="T177">"%"</text:span><text:span text:style-name="T178"><text:s/>&amp;<text:s/></text:span><text:span text:style-name="T179">" "</text:span><text:span text:style-name="T180"><text:s/>&amp;<text:s/></text:span><text:span text:style-name="T181">"Starting database connection......."</text:span></text:p>
      <text:p text:style-name="P10"><text:span text:style-name="T182"><text:s text:c="8"/></text:span><text:span text:style-name="T183">ElseIf</text:span><text:span text:style-name="T184"><text:s/>(ProgressBar1.Value = 70)<text:s/></text:span><text:span text:style-name="T185">Then</text:span></text:p>
      <text:p text:style-name="P10"><text:span text:style-name="T186"><text:s text:c="12"/>Label1.Text = ProgressBar1.Value.ToString() &amp;<text:s/></text:span><text:span text:style-name="T187">"%"</text:span><text:span text:style-name="T188"><text:s/>&amp;<text:s/></text:span><text:span text:style-name="T189">" "</text:span><text:span text:style-name="T190"><text:s/>&amp;<text:s/></text:span><text:span text:style-name="T191">"Loading the database files.."</text:span></text:p>
      <text:p text:style-name="P10"><text:span text:style-name="T192"><text:s text:c="8"/></text:span><text:span text:style-name="T193">ElseIf</text:span><text:span text:style-name="T194"><text:s/>(ProgressBar1.Value = 75)<text:s/></text:span><text:span text:style-name="T195">Then</text:span></text:p>
      <text:p text:style-name="P10"><text:span text:style-name="T196"><text:s text:c="12"/>Label1.Text = ProgressBar1.Value.ToString() &amp;<text:s/></text:span><text:span text:style-name="T197">"%"</text:span><text:span text:style-name="T198"><text:s/>&amp;<text:s/></text:span><text:span text:style-name="T199">" "</text:span><text:span text:style-name="T200"><text:s/>&amp;<text:s/></text:span><text:span text:style-name="T201">"Done Loading the program prerequisites........."</text:span></text:p>
      <text:p text:style-name="P10"><text:span text:style-name="T202"><text:s text:c="8"/></text:span><text:span text:style-name="T203">ElseIf</text:span><text:span text:style-name="T204"><text:s/>(ProgressBar1.Value = 80)<text:s/></text:span><text:span text:style-name="T205">Then</text:span></text:p>
      <text:p text:style-name="P10"><text:span text:style-name="T206"><text:s text:c="12"/>Label1.Text = ProgressBar1.Value.ToString() &amp;<text:s/></text:span><text:span text:style-name="T207">"%"</text:span><text:span text:style-name="T208"><text:s/>&amp;<text:s/></text:span><text:span text:style-name="T209">" "</text:span><text:span text:style-name="T210"><text:s/>&amp;<text:s/></text:span><text:span text:style-name="T211">"Done Loading the program prerequisites........."</text:span></text:p>
      <text:p text:style-name="P10"><text:span text:style-name="T212"><text:s text:c="8"/></text:span><text:span text:style-name="T213">ElseIf</text:span><text:span text:style-name="T214"><text:s/>(ProgressBar1.Value = 85)<text:s/></text:span><text:span text:style-name="T215">Then</text:span></text:p>
      <text:p text:style-name="P10"><text:span text:style-name="T216"><text:s text:c="12"/>Label1.Text = ProgressBar1.Value.ToString() &amp;<text:s/></text:span><text:span text:style-name="T217">"%"</text:span><text:span text:style-name="T218"><text:s/>&amp;<text:s/></text:span><text:span text:style-name="T219">" "</text:span><text:span text:style-name="T220"><text:s/>&amp;<text:s/></text:span><text:span text:style-name="T221">"Done Loading the program prerequisites........."</text:span></text:p>
      <text:p text:style-name="P10"><text:span text:style-name="T222"><text:s text:c="8"/></text:span><text:span text:style-name="T223">ElseIf</text:span><text:span text:style-name="T224"><text:s/>(ProgressBar1.Value = 90)<text:s/></text:span><text:span text:style-name="T225">Then</text:span></text:p>
      <text:p text:style-name="P10"><text:span text:style-name="T226"><text:s text:c="12"/>Label1.Text = ProgressBar1.Value.ToString() &amp;<text:s/></text:span><text:span text:style-name="T227">"%"</text:span><text:span text:style-name="T228"><text:s/>&amp;<text:s/></text:span><text:span text:style-name="T229">" "</text:span><text:span text:style-name="T230"><text:s/>&amp;<text:s/></text:span><text:span text:style-name="T231">"Done Loading the program prerequisites........."</text:span></text:p>
      <text:p text:style-name="P10"><text:span text:style-name="T232"><text:s text:c="8"/></text:span><text:span text:style-name="T233">ElseIf</text:span><text:span text:style-name="T234"><text:s/>(ProgressBar1.Value = 95)<text:s/></text:span><text:span text:style-name="T235">Then</text:span></text:p>
      <text:p text:style-name="P10"><text:span text:style-name="T236"><text:s text:c="12"/>Label1.Text = ProgressBar1.Value.ToString() &amp;<text:s/></text:span><text:span text:style-name="T237">"%"</text:span><text:span text:style-name="T238"><text:s/>&amp;<text:s/></text:span><text:span text:style-name="T239">" "</text:span><text:span text:style-name="T240"><text:s/>&amp;<text:s/></text:span><text:span text:style-name="T241">"Done Loading the program prerequisites........."</text:span></text:p>
      <text:p text:style-name="P10"><text:span text:style-name="T242"><text:s text:c="8"/></text:span><text:span text:style-name="T243">ElseIf</text:span><text:span text:style-name="T244"><text:s/>(ProgressBar1.Value = 99)<text:s/></text:span><text:span text:style-name="T245">Then</text:span></text:p>
      <text:p text:style-name="P10"><text:span text:style-name="T246"><text:s text:c="12"/>Label1.Text = ProgressBar1.Value.ToString() &amp;<text:s/></text:span><text:span text:style-name="T247">"%"</text:span><text:span text:style-name="T248"><text:s/>&amp;<text:s/></text:span><text:span text:style-name="T249">" "</text:span><text:span text:style-name="T250"><text:s/>&amp;<text:s/></text:span><text:span text:style-name="T251">"Done Loading the program prerequisites........."</text:span></text:p>
      <text:p text:style-name="P10"><text:span text:style-name="T252"><text:s text:c="8"/></text:span><text:span text:style-name="T253">ElseIf</text:span><text:span text:style-name="T254"><text:s/>(ProgressBar1.Value = 100)<text:s/></text:span><text:span text:style-name="T255">Then</text:span></text:p>
      <text:p text:style-name="P10"><text:span text:style-name="T256"><text:s text:c="12"/></text:span><text:span text:style-name="T257">Login</text:span><text:span text:style-name="T258">.Show()</text:span></text:p>
      <text:p text:style-name="P10"><text:span text:style-name="T258"><text:s text:c="12"/>Timer1.Enabled =<text:s/></text:span><text:span text:style-name="T259">False</text:span></text:p>
      <text:p text:style-name="P10"><text:span text:style-name="T260"><text:s text:c="12"/></text:span><text:span text:style-name="T261">Me</text:span><text:span text:style-name="T262">.Hide()</text:span></text:p>
      <text:p text:style-name="P10"><text:span text:style-name="T262"><text:s text:c="8"/></text:span><text:span text:style-name="T263">End</text:span><text:span text:style-name="T264"><text:s/></text:span><text:span text:style-name="T265">If</text:span></text:p>
      <text:p text:style-name="P10"><text:span text:style-name="T266">STEP 7:</text:span></text:p>
      <text:p text:style-name="P10"><text:span text:style-name="T267">While in the coding window, place the following code in the form load event of<text:s/></text:span><text:span text:style-name="T268">FmMain</text:span></text:p>
      <text:p text:style-name="P10"><text:span text:style-name="T269">Label1.Text =<text:s/></text:span><text:span text:style-name="T270">""</text:span></text:p>
      <text:p text:style-name="P10"><text:span text:style-name="T271">Timer1.Start()</text:span></text:p>
      <text:p text:style-name="P10"><text:span text:style-name="T272"/></text:p>
      <text:p text:style-name="P11"><text:span text:style-name="T273">Run your project and see the output</text:span></text:p>
      <text:p text:style-name="P12"><text:span text:style-name="T274">Next we are going to work on the<text:s/></text:span><text:span text:style-name="T275">Login</text:span><text:span text:style-name="T276"><text:s/>form with its functionality</text:span></text:p>
      <text:p text:style-name="P13"><text:span text:style-name="T277">Tutorial NO:03</text:span></text:p>
      <text:p text:style-name="P14"><text:span text:style-name="T278">STEP 1:</text:span><text:span text:style-name="T279"/></text:p>
      <text:p text:style-name="P14"><text:span text:style-name="T280">Lets go ahead and add a groupbox on the login form and place the following controls on the form</text:span></text:p>
      <text:p text:style-name="P14"><text:span text:style-name="T281">txtUserID,txtPass,cmboxLoginType,btnLogin and the corresponding labels.</text:span></text:p>
      <text:p text:style-name="P14"><text:span text:style-name="T282">STEP 2:</text:span></text:p>
      <text:p text:style-name="P14"><text:span text:style-name="T283">Double click on the login button to go into the coding window and add the following code in the button click event of the login button.</text:span></text:p>
      <text:p text:style-name="P14"><text:span text:style-name="T284"><text:s text:c="5"/></text:span><text:span text:style-name="T285">Try</text:span><text:span text:style-name="T286"/></text:p>
      <text:p text:style-name="P14"><text:span text:style-name="T286"><text:s text:c="12"/></text:span><text:span text:style-name="T287">' Dim myConnection As String = "Database=reportcards;" &amp; "Data Source=192.168.8.107;" &amp; "User Id=root;"</text:span><text:span text:style-name="T288"/></text:p>
      <text:p text:style-name="P14"><text:span text:style-name="T288"><text:s text:c="12"/></text:span><text:span text:style-name="T289">Dim</text:span><text:span text:style-name="T290"><text:s/>myConnection<text:s/></text:span><text:span text:style-name="T291">As</text:span><text:span text:style-name="T292"><text:s/></text:span><text:span text:style-name="T293">String</text:span><text:span text:style-name="T294"><text:s/>=<text:s/></text:span><text:span text:style-name="T295">"datasource=localhost;port=3306;username=root;"</text:span><text:span text:style-name="T296"/></text:p>
      <text:p text:style-name="P14"><text:span text:style-name="T296"><text:s text:c="12"/></text:span><text:span text:style-name="T297">Dim</text:span><text:span text:style-name="T298"><text:s/>mycon<text:s/></text:span><text:span text:style-name="T299">As</text:span><text:span text:style-name="T300"><text:s/></text:span><text:span text:style-name="T301">MySqlConnection</text:span><text:span text:style-name="T302"><text:s/>=<text:s/></text:span><text:span text:style-name="T303">New</text:span><text:span text:style-name="T304"><text:s/></text:span><text:span text:style-name="T305">MySqlConnection</text:span><text:span text:style-name="T306">(myConnection)</text:span></text:p>
      <text:p text:style-name="P14"><text:span text:style-name="T306"><text:s text:c="12"/></text:span><text:span text:style-name="T307">Dim</text:span><text:span text:style-name="T308"><text:s/>SelectCommand<text:s/></text:span><text:span text:style-name="T309">As</text:span><text:span text:style-name="T310"><text:s/></text:span><text:span text:style-name="T311">MySqlCommand</text:span><text:span text:style-name="T312"><text:s/>=<text:s/></text:span><text:span text:style-name="T313">New</text:span><text:span text:style-name="T314"><text:s/></text:span><text:span text:style-name="T315">MySqlCommand</text:span><text:span text:style-name="T316">(</text:span><text:span text:style-name="T317">"Select * from reportcards.login where username='"</text:span><text:span text:style-name="T318"><text:s/>&amp; txtUserID.Text &amp;<text:s/></text:span><text:span text:style-name="T319">"' and password='"</text:span><text:span text:style-name="T320"><text:s/>&amp; txtPass.Text &amp;<text:s/></text:span><text:span text:style-name="T321">"' and usertype='"</text:span><text:span text:style-name="T322"><text:s/>&amp; cmboxLoginType.Text &amp;<text:s/></text:span><text:span text:style-name="T323">"';"</text:span><text:span text:style-name="T324">, mycon)</text:span></text:p>
      <text:p text:style-name="P14"><text:span text:style-name="T324"><text:s text:c="12"/></text:span><text:span text:style-name="T325">Dim</text:span><text:span text:style-name="T326"><text:s/>myReader<text:s/></text:span><text:span text:style-name="T327">As</text:span><text:span text:style-name="T328"><text:s/></text:span><text:span text:style-name="T329">MySqlDataReader</text:span><text:span text:style-name="T330"/></text:p>
      <text:p text:style-name="P14"><text:span text:style-name="T330"><text:s text:c="12"/>mycon.Open()</text:span></text:p>
      <text:p text:style-name="P14"><text:span text:style-name="T330"><text:s text:c="12"/>myReader = SelectCommand.ExecuteReader()</text:span></text:p>
      <text:p text:style-name="P14"><text:span text:style-name="T330"><text:s text:c="12"/></text:span><text:span text:style-name="T331">Dim</text:span><text:span text:style-name="T332"><text:s/>count<text:s/></text:span><text:span text:style-name="T333">As</text:span><text:span text:style-name="T334"><text:s/></text:span><text:span text:style-name="T335">Integer</text:span><text:span text:style-name="T336"><text:s/>= 0</text:span></text:p>
      <text:p text:style-name="P14"><text:span text:style-name="T336"><text:s text:c="12"/></text:span><text:span text:style-name="T337">If</text:span><text:span text:style-name="T338"><text:s/>(myReader.HasRows())<text:s/></text:span><text:span text:style-name="T339">Then</text:span><text:span text:style-name="T340"/></text:p>
      <text:p text:style-name="P14"><text:span text:style-name="T340"><text:s text:c="16"/>count = count + 1</text:span></text:p>
      <text:p text:style-name="P14"><text:span text:style-name="T340"><text:s text:c="12"/></text:span><text:span text:style-name="T341">End</text:span><text:span text:style-name="T342"><text:s/></text:span><text:span text:style-name="T343">If</text:span><text:span text:style-name="T344"/></text:p>
      <text:p text:style-name="P14"><text:span text:style-name="T344"><text:s text:c="12"/></text:span><text:span text:style-name="T345">If</text:span><text:span text:style-name="T346"><text:s/>(cmboxLoginType.Text =<text:s/></text:span><text:span text:style-name="T347">"admin"</text:span><text:span text:style-name="T348">)<text:s/></text:span><text:span text:style-name="T349">Then</text:span><text:span text:style-name="T350"/></text:p>
      <text:p text:style-name="P14"><text:span text:style-name="T350"><text:s text:c="16"/></text:span><text:span text:style-name="T351">If</text:span><text:span text:style-name="T352"><text:s/>(count = 1)<text:s/></text:span><text:span text:style-name="T353">Then</text:span><text:span text:style-name="T354"/></text:p>
      <text:p text:style-name="P14"><text:span text:style-name="T354"><text:s text:c="20"/></text:span><text:span text:style-name="T355">MessageBox</text:span><text:span text:style-name="T356">.Show(</text:span><text:span text:style-name="T357">"username and password correct , access granted"</text:span><text:span text:style-name="T358">)</text:span></text:p>
      <text:p text:style-name="P14"><text:span text:style-name="T358"><text:s text:c="20"/>txtPass.Text =<text:s/></text:span><text:span text:style-name="T359">""</text:span><text:span text:style-name="T360"/></text:p>
      <text:p text:style-name="P14"><text:span text:style-name="T360"><text:s text:c="20"/>txtUserID.Text =<text:s/></text:span><text:span text:style-name="T361">""</text:span><text:span text:style-name="T362"/></text:p>
      <text:p text:style-name="P14"><text:span text:style-name="T362"><text:s text:c="20"/></text:span><text:span text:style-name="T363">Form2</text:span><text:span text:style-name="T364">.Show()</text:span></text:p>
      <text:p text:style-name="P14"><text:span text:style-name="T364"><text:s text:c="20"/></text:span><text:span text:style-name="T365">Me</text:span><text:span text:style-name="T366">.Visible =<text:s/></text:span><text:span text:style-name="T367">False</text:span><text:span text:style-name="T368"/></text:p>
      <text:p text:style-name="P14"><text:span text:style-name="T368"><text:s text:c="16"/></text:span><text:span text:style-name="T369">ElseIf</text:span><text:span text:style-name="T370"><text:s/>(count &gt; 1)<text:s/></text:span><text:span text:style-name="T371">Then</text:span><text:span text:style-name="T372"/></text:p>
      <text:p text:style-name="P14"><text:span text:style-name="T372"><text:s text:c="20"/></text:span><text:span text:style-name="T373">MessageBox</text:span><text:span text:style-name="T374">.Show(</text:span><text:span text:style-name="T375">"Duplicate user in the database and access denied"</text:span><text:span text:style-name="T376">)</text:span></text:p>
      <text:p text:style-name="P14"><text:span text:style-name="T376"><text:s text:c="16"/></text:span><text:span text:style-name="T377">Else</text:span><text:span text:style-name="T378"/></text:p>
      <text:p text:style-name="P14"><text:span text:style-name="T378"><text:s text:c="20"/></text:span><text:span text:style-name="T379">MessageBox</text:span><text:span text:style-name="T380">.Show(</text:span><text:span text:style-name="T381">"username and password do not match"</text:span><text:span text:style-name="T382">)</text:span></text:p>
      <text:p text:style-name="P14"><text:span text:style-name="T382"><text:s text:c="16"/></text:span><text:span text:style-name="T383">End</text:span><text:span text:style-name="T384"><text:s/></text:span><text:span text:style-name="T385">If</text:span><text:span text:style-name="T386"/></text:p>
      <text:p text:style-name="P14"><text:span text:style-name="T386"><text:s text:c="12"/></text:span><text:span text:style-name="T387">ElseIf</text:span><text:span text:style-name="T388"><text:s/>(cmboxLoginType.Text =<text:s/></text:span><text:span text:style-name="T389">"user"</text:span><text:span text:style-name="T390">)<text:s/></text:span><text:span text:style-name="T391">Then</text:span><text:span text:style-name="T392"/></text:p>
      <text:p text:style-name="P14"><text:span text:style-name="T392"><text:s text:c="16"/></text:span><text:span text:style-name="T393">If</text:span><text:span text:style-name="T394"><text:s/>(count = 1)<text:s/></text:span><text:span text:style-name="T395">Then</text:span><text:span text:style-name="T396"/></text:p>
      <text:p text:style-name="P14"><text:span text:style-name="T396"><text:s text:c="20"/></text:span><text:span text:style-name="T397">MessageBox</text:span><text:span text:style-name="T398">.Show(</text:span><text:span text:style-name="T399">"username and password correct , access granted"</text:span><text:span text:style-name="T400">)</text:span></text:p>
      <text:p text:style-name="P14"><text:span text:style-name="T400"><text:s text:c="20"/>txtPass.Text =<text:s/></text:span><text:span text:style-name="T401">""</text:span><text:span text:style-name="T402"/></text:p>
      <text:p text:style-name="P14"><text:span text:style-name="T402"><text:s text:c="20"/>txtUserID.Text =<text:s/></text:span><text:span text:style-name="T403">""</text:span><text:span text:style-name="T404"/></text:p>
      <text:p text:style-name="P14"><text:span text:style-name="T404"><text:s text:c="19"/></text:span><text:span text:style-name="T405">'</text:span><text:span text:style-name="T406"><text:s/></text:span><text:span text:style-name="T407">Main</text:span><text:span text:style-name="T408">.RegisterClassesToolStripMenuItem.Enabled =<text:s/></text:span><text:span text:style-name="T409">False</text:span><text:span text:style-name="T410"/></text:p>
      <text:p text:style-name="P14"><text:span text:style-name="T410"><text:s text:c="19"/></text:span><text:span text:style-name="T411">'</text:span><text:span text:style-name="T412"><text:s/></text:span><text:span text:style-name="T413">Main</text:span><text:span text:style-name="T414">.ManageStudentsToolStripMenuItem.Enabled =<text:s/></text:span><text:span text:style-name="T415">False</text:span><text:span text:style-name="T416"/></text:p>
      <text:p text:style-name="P14"><text:span text:style-name="T416"><text:s text:c="20"/></text:span><text:span text:style-name="T417">Main</text:span><text:span text:style-name="T418">.Show()</text:span></text:p>
      <text:p text:style-name="P14"><text:span text:style-name="T418"><text:s text:c="20"/></text:span><text:span text:style-name="T419">Me</text:span><text:span text:style-name="T420">.Visible =<text:s/></text:span><text:span text:style-name="T421">False</text:span><text:span text:style-name="T422"/></text:p>
      <text:p text:style-name="P14"><text:span text:style-name="T422"><text:s text:c="16"/></text:span><text:span text:style-name="T423">ElseIf</text:span><text:span text:style-name="T424"><text:s/>(count &gt; 1)<text:s/></text:span><text:span text:style-name="T425">Then</text:span><text:span text:style-name="T426"/></text:p>
      <text:p text:style-name="P14"><text:span text:style-name="T426"><text:s text:c="20"/></text:span><text:span text:style-name="T427">MessageBox</text:span><text:span text:style-name="T428">.Show(</text:span><text:span text:style-name="T429">"Duplicate user in the database and access denied"</text:span><text:span text:style-name="T430">)</text:span></text:p>
      <text:p text:style-name="P14"><text:span text:style-name="T430"><text:s text:c="16"/></text:span><text:span text:style-name="T431">Else</text:span><text:span text:style-name="T432"/></text:p>
      <text:p text:style-name="P14"><text:span text:style-name="T432"><text:s text:c="20"/></text:span><text:span text:style-name="T433">MessageBox</text:span><text:span text:style-name="T434">.Show(</text:span><text:span text:style-name="T435">"username and password combination does not macth"</text:span><text:span text:style-name="T436">)</text:span></text:p>
      <text:p text:style-name="P14"><text:span text:style-name="T436"><text:s text:c="16"/></text:span><text:span text:style-name="T437">End</text:span><text:span text:style-name="T438"><text:s/></text:span><text:span text:style-name="T439">If</text:span><text:span text:style-name="T440"/></text:p>
      <text:p text:style-name="P14"><text:span text:style-name="T440"><text:s text:c="12"/></text:span><text:span text:style-name="T441">End</text:span><text:span text:style-name="T442"><text:s/></text:span><text:span text:style-name="T443">If</text:span><text:span text:style-name="T444"/></text:p>
      <text:p text:style-name="P14"><text:span text:style-name="T444"><text:s text:c="12"/>mycon.Close()</text:span></text:p>
      <text:p text:style-name="P14"><text:span text:style-name="T444"><text:s text:c="8"/></text:span><text:span text:style-name="T445">Catch</text:span><text:span text:style-name="T446"><text:s/>ex<text:s/></text:span><text:span text:style-name="T447">As</text:span><text:span text:style-name="T448"><text:s/></text:span><text:span text:style-name="T449">Exception</text:span><text:span text:style-name="T450"/></text:p>
      <text:p text:style-name="P14"><text:span text:style-name="T450"><text:s text:c="12"/></text:span><text:span text:style-name="T451">MessageBox</text:span><text:span text:style-name="T452">.Show(ex.Message)</text:span></text:p>
      <text:p text:style-name="P14"><text:span text:style-name="T452"><text:s text:c="8"/></text:span><text:span text:style-name="T453">End</text:span><text:span text:style-name="T454"><text:s/></text:span><text:span text:style-name="T455">Try</text:span></text:p>
      <text:p text:style-name="P14"><text:span text:style-name="T455"/></text:p>
      <text:p text:style-name="P14"><text:span text:style-name="T456">STEP 3:</text:span></text:p>
      <text:p text:style-name="P14"><text:span text:style-name="T457">Go to the internet and download the mysql.dll file and add it to the project references.</text:span></text:p>
      <text:p text:style-name="P14"><text:span text:style-name="T457">Then add the following import to the login form</text:span></text:p>
      <text:p text:style-name="P14"><text:span text:style-name="T458">Imports</text:span><text:span text:style-name="T459"><text:s/>MySql.Data.MySqlClient</text:span></text:p>
      <text:p text:style-name="P14"><text:span text:style-name="T459"/></text:p>
      <text:p text:style-name="P14"><text:span text:style-name="T460">Now go ahead and test the login form</text:span></text:p>
      <text:p text:style-name="P15"><text:span text:style-name="T461">Tutorial NO:04</text:span><text:span text:style-name="T462"/></text:p>
      <text:p text:style-name="P16"><text:span text:style-name="T463">Working on the main menu for our project and implementing the admin and user rights.</text:span><text:span text:style-name="T464"/></text:p>
      <text:p text:style-name="P16"><text:span text:style-name="T465"/></text:p>
      <text:p text:style-name="P16"><text:span text:style-name="T466"/></text:p>
      <text:p text:style-name="P16"><text:span text:style-name="T467"/></text:p>
      <text:p text:style-name="P17"><text:span text:style-name="T468"/></text:p>
      <text:p text:style-name="P18"><text:span text:style-name="T469"/></text:p>
      <text:p text:style-name="P18"><text:span text:style-name="T46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